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4pt" fo:break-before="auto" style:use-optimal-row-height="false"/>
    </style:style>
    <style:style style:name="ro3" style:family="table-row">
      <style:table-row-properties style:row-height="11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10.01pt"/>
    </style:style>
    <style:style style:name="ce7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start" fo:margin-left="10.01pt"/>
    </style:style>
    <style:style style:name="ce8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start" fo:margin-left="10.01pt"/>
    </style:style>
    <style:style style:name="ce9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10.01pt"/>
    </style:style>
    <style:style style:name="ce10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none"/>
      <style:paragraph-properties fo:text-align="start" fo:margin-left="10.01pt"/>
    </style:style>
    <style:style style:name="ce11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10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3" table:default-cell-style-name="ce6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12">
            <text:p>Frequencies</text:p>
          </table:table-cell>
          <table:table-cell table:style-name="ce4" office:value-type="string" calcext:value-type="string">
            <text:p>C</text:p>
          </table:table-cell>
          <table:table-cell table:style-name="ce7" office:value-type="float" office:value="261" calcext:value-type="float">
            <text:p>261</text:p>
          </table:table-cell>
          <table:table-cell table:style-name="ce7" table:formula="of:=[.D2]*2" office:value-type="float" office:value="522" calcext:value-type="float">
            <text:p>522</text:p>
          </table:table-cell>
          <table:table-cell table:style-name="ce9" table:formula="of:=[.E2]*2" office:value-type="float" office:value="1044" calcext:value-type="float">
            <text:p>1,04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C#</text:p>
          </table:table-cell>
          <table:table-cell office:value-type="float" office:value="277" calcext:value-type="float">
            <text:p>277</text:p>
          </table:table-cell>
          <table:table-cell table:formula="of:=[.D3]*2" office:value-type="float" office:value="554" calcext:value-type="float">
            <text:p>554</text:p>
          </table:table-cell>
          <table:table-cell table:style-name="ce10" table:formula="of:=[.E3]*2" office:value-type="float" office:value="1108" calcext:value-type="float">
            <text:p>1,108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</text:p>
          </table:table-cell>
          <table:table-cell office:value-type="float" office:value="294" calcext:value-type="float">
            <text:p>294</text:p>
          </table:table-cell>
          <table:table-cell table:formula="of:=[.D4]*2" office:value-type="float" office:value="588" calcext:value-type="float">
            <text:p>588</text:p>
          </table:table-cell>
          <table:table-cell table:style-name="ce10" table:formula="of:=[.E4]*2" office:value-type="float" office:value="1176" calcext:value-type="float">
            <text:p>1,17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#</text:p>
          </table:table-cell>
          <table:table-cell office:value-type="float" office:value="311" calcext:value-type="float">
            <text:p>311</text:p>
          </table:table-cell>
          <table:table-cell table:formula="of:=[.D5]*2" office:value-type="float" office:value="622" calcext:value-type="float">
            <text:p>622</text:p>
          </table:table-cell>
          <table:table-cell table:style-name="ce10" table:formula="of:=[.E5]*2" office:value-type="float" office:value="1244" calcext:value-type="float">
            <text:p>1,24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E</text:p>
          </table:table-cell>
          <table:table-cell office:value-type="float" office:value="329" calcext:value-type="float">
            <text:p>329</text:p>
          </table:table-cell>
          <table:table-cell table:formula="of:=[.D6]*2" office:value-type="float" office:value="658" calcext:value-type="float">
            <text:p>658</text:p>
          </table:table-cell>
          <table:table-cell table:style-name="ce10" table:formula="of:=[.E6]*2" office:value-type="float" office:value="1316" calcext:value-type="float">
            <text:p>1,31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</text:p>
          </table:table-cell>
          <table:table-cell office:value-type="float" office:value="349" calcext:value-type="float">
            <text:p>349</text:p>
          </table:table-cell>
          <table:table-cell table:formula="of:=[.D7]*2" office:value-type="float" office:value="698" calcext:value-type="float">
            <text:p>698</text:p>
          </table:table-cell>
          <table:table-cell table:style-name="ce10" table:formula="of:=[.E7]*2" office:value-type="float" office:value="1396" calcext:value-type="float">
            <text:p>1,39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#</text:p>
          </table:table-cell>
          <table:table-cell office:value-type="float" office:value="370" calcext:value-type="float">
            <text:p>370</text:p>
          </table:table-cell>
          <table:table-cell table:formula="of:=[.D8]*2" office:value-type="float" office:value="740" calcext:value-type="float">
            <text:p>740</text:p>
          </table:table-cell>
          <table:table-cell table:style-name="ce10" table:formula="of:=[.E8]*2" office:value-type="float" office:value="1480" calcext:value-type="float">
            <text:p>1,480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G</text:p>
          </table:table-cell>
          <table:table-cell office:value-type="float" office:value="391" calcext:value-type="float">
            <text:p>391</text:p>
          </table:table-cell>
          <table:table-cell table:formula="of:=[.D9]*2" office:value-type="float" office:value="782" calcext:value-type="float">
            <text:p>782</text:p>
          </table:table-cell>
          <table:table-cell table:style-name="ce10" table:formula="of:=[.E9]*2" office:value-type="float" office:value="1564" calcext:value-type="float">
            <text:p>1,564</text:p>
          </table:table-cell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G#</text:p>
          </table:table-cell>
          <table:table-cell table:style-name="ce8" office:value-type="float" office:value="415" calcext:value-type="float">
            <text:p>415</text:p>
          </table:table-cell>
          <table:table-cell table:style-name="ce8" table:formula="of:=[.D10]*2" office:value-type="float" office:value="830" calcext:value-type="float">
            <text:p>830</text:p>
          </table:table-cell>
          <table:table-cell table:style-name="ce11" table:formula="of:=[.E10]*2" office:value-type="float" office:value="1660" calcext:value-type="float">
            <text:p>1,660</text:p>
          </table:table-cell>
        </table:table-row>
        <table:table-row table:style-name="ro1">
          <table:table-cell/>
          <table:covered-table-cell table:style-name="ce3"/>
          <table:table-cell table:style-name="ce4" office:value-type="string" calcext:value-type="string">
            <text:p>A</text:p>
          </table:table-cell>
          <table:table-cell table:style-name="ce7" office:value-type="float" office:value="440" calcext:value-type="float">
            <text:p>440</text:p>
          </table:table-cell>
          <table:table-cell table:style-name="ce7" table:formula="of:=[.D11]*2" office:value-type="float" office:value="880" calcext:value-type="float">
            <text:p>880</text:p>
          </table:table-cell>
          <table:table-cell table:style-name="ce9" table:formula="of:=[.E11]*2" office:value-type="float" office:value="1760" calcext:value-type="float">
            <text:p>1,760</text:p>
          </table:table-cell>
        </table:table-row>
        <table:table-row table:style-name="ro1">
          <table:table-cell/>
          <table:covered-table-cell table:style-name="ce3"/>
          <table:table-cell office:value-type="string" calcext:value-type="string">
            <text:p>A#</text:p>
          </table:table-cell>
          <table:table-cell office:value-type="float" office:value="466" calcext:value-type="float">
            <text:p>466</text:p>
          </table:table-cell>
          <table:table-cell table:formula="of:=[.D12]*2" office:value-type="float" office:value="932" calcext:value-type="float">
            <text:p>932</text:p>
          </table:table-cell>
          <table:table-cell table:style-name="ce10" table:formula="of:=[.E12]*2" office:value-type="float" office:value="1864" calcext:value-type="float">
            <text:p>1,864</text:p>
          </table:table-cell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B</text:p>
          </table:table-cell>
          <table:table-cell table:style-name="ce8" office:value-type="float" office:value="494" calcext:value-type="float">
            <text:p>494</text:p>
          </table:table-cell>
          <table:table-cell table:style-name="ce8" table:formula="of:=[.D13]*2" office:value-type="float" office:value="988" calcext:value-type="float">
            <text:p>988</text:p>
          </table:table-cell>
          <table:table-cell table:style-name="ce11" table:formula="of:=[.E13]*2" office:value-type="float" office:value="1976" calcext:value-type="float">
            <text:p>1,97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12">
            <text:p>Millisecond</text:p>
          </table:table-cell>
          <table:table-cell table:style-name="ce4" office:value-type="string" calcext:value-type="string">
            <text:p>C</text:p>
          </table:table-cell>
          <table:table-cell table:style-name="ce7" table:formula="of:=(1/[.D11])*1000000" office:value-type="float" office:value="2272.72727272727" calcext:value-type="float">
            <text:p>2,273</text:p>
          </table:table-cell>
          <table:table-cell table:style-name="ce7" table:formula="of:=(1/[.E11])*1000000" office:value-type="float" office:value="1136.36363636364" calcext:value-type="float">
            <text:p>1,136</text:p>
          </table:table-cell>
          <table:table-cell table:style-name="ce9" table:formula="of:=(1/[.F11])*1000000" office:value-type="float" office:value="568.181818181818" calcext:value-type="float">
            <text:p>568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C#</text:p>
          </table:table-cell>
          <table:table-cell table:formula="of:=(1/[.D12])*1000000" office:value-type="float" office:value="2145.92274678112" calcext:value-type="float">
            <text:p>2,146</text:p>
          </table:table-cell>
          <table:table-cell table:formula="of:=(1/[.E12])*1000000" office:value-type="float" office:value="1072.96137339056" calcext:value-type="float">
            <text:p>1,073</text:p>
          </table:table-cell>
          <table:table-cell table:style-name="ce10" table:formula="of:=(1/[.F12])*1000000" office:value-type="float" office:value="536.480686695279" calcext:value-type="float">
            <text:p>53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</text:p>
          </table:table-cell>
          <table:table-cell table:formula="of:=(1/[.D13])*1000000" office:value-type="float" office:value="2024.29149797571" calcext:value-type="float">
            <text:p>2,024</text:p>
          </table:table-cell>
          <table:table-cell table:formula="of:=(1/[.E13])*1000000" office:value-type="float" office:value="1012.14574898785" calcext:value-type="float">
            <text:p>1,012</text:p>
          </table:table-cell>
          <table:table-cell table:style-name="ce10" table:formula="of:=(1/[.F13])*1000000" office:value-type="float" office:value="506.072874493927" calcext:value-type="float">
            <text:p>50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D#</text:p>
          </table:table-cell>
          <table:table-cell table:formula="of:=(1/[.D2])*1000000" office:value-type="float" office:value="3831.41762452107" calcext:value-type="float">
            <text:p>3,831</text:p>
          </table:table-cell>
          <table:table-cell table:formula="of:=(1/[.E2])*1000000" office:value-type="float" office:value="1915.70881226054" calcext:value-type="float">
            <text:p>1,916</text:p>
          </table:table-cell>
          <table:table-cell table:style-name="ce10" table:formula="of:=(1/[.F2])*1000000" office:value-type="float" office:value="957.854406130268" calcext:value-type="float">
            <text:p>958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E</text:p>
          </table:table-cell>
          <table:table-cell table:formula="of:=(1/[.D3])*1000000" office:value-type="float" office:value="3610.1083032491" calcext:value-type="float">
            <text:p>3,610</text:p>
          </table:table-cell>
          <table:table-cell table:formula="of:=(1/[.E3])*1000000" office:value-type="float" office:value="1805.05415162455" calcext:value-type="float">
            <text:p>1,805</text:p>
          </table:table-cell>
          <table:table-cell table:style-name="ce10" table:formula="of:=(1/[.F3])*1000000" office:value-type="float" office:value="902.527075812274" calcext:value-type="float">
            <text:p>903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</text:p>
          </table:table-cell>
          <table:table-cell table:formula="of:=(1/[.D4])*1000000" office:value-type="float" office:value="3401.36054421769" calcext:value-type="float">
            <text:p>3,401</text:p>
          </table:table-cell>
          <table:table-cell table:formula="of:=(1/[.E4])*1000000" office:value-type="float" office:value="1700.68027210884" calcext:value-type="float">
            <text:p>1,701</text:p>
          </table:table-cell>
          <table:table-cell table:style-name="ce10" table:formula="of:=(1/[.F4])*1000000" office:value-type="float" office:value="850.340136054422" calcext:value-type="float">
            <text:p>850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F#</text:p>
          </table:table-cell>
          <table:table-cell table:formula="of:=(1/[.D5])*1000000" office:value-type="float" office:value="3215.43408360129" calcext:value-type="float">
            <text:p>3,215</text:p>
          </table:table-cell>
          <table:table-cell table:formula="of:=(1/[.E5])*1000000" office:value-type="float" office:value="1607.71704180064" calcext:value-type="float">
            <text:p>1,608</text:p>
          </table:table-cell>
          <table:table-cell table:style-name="ce10" table:formula="of:=(1/[.F5])*1000000" office:value-type="float" office:value="803.858520900322" calcext:value-type="float">
            <text:p>804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G</text:p>
          </table:table-cell>
          <table:table-cell table:formula="of:=(1/[.D6])*1000000" office:value-type="float" office:value="3039.51367781155" calcext:value-type="float">
            <text:p>3,040</text:p>
          </table:table-cell>
          <table:table-cell table:formula="of:=(1/[.E6])*1000000" office:value-type="float" office:value="1519.75683890578" calcext:value-type="float">
            <text:p>1,520</text:p>
          </table:table-cell>
          <table:table-cell table:style-name="ce10" table:formula="of:=(1/[.F6])*1000000" office:value-type="float" office:value="759.878419452888" calcext:value-type="float">
            <text:p>760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G#</text:p>
          </table:table-cell>
          <table:table-cell table:formula="of:=(1/[.D7])*1000000" office:value-type="float" office:value="2865.32951289398" calcext:value-type="float">
            <text:p>2,865</text:p>
          </table:table-cell>
          <table:table-cell table:formula="of:=(1/[.E7])*1000000" office:value-type="float" office:value="1432.66475644699" calcext:value-type="float">
            <text:p>1,433</text:p>
          </table:table-cell>
          <table:table-cell table:style-name="ce10" table:formula="of:=(1/[.F7])*1000000" office:value-type="float" office:value="716.332378223496" calcext:value-type="float">
            <text:p>716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A</text:p>
          </table:table-cell>
          <table:table-cell table:formula="of:=(1/[.D8])*1000000" office:value-type="float" office:value="2702.7027027027" calcext:value-type="float">
            <text:p>2,703</text:p>
          </table:table-cell>
          <table:table-cell table:formula="of:=(1/[.E8])*1000000" office:value-type="float" office:value="1351.35135135135" calcext:value-type="float">
            <text:p>1,351</text:p>
          </table:table-cell>
          <table:table-cell table:style-name="ce10" table:formula="of:=(1/[.F8])*1000000" office:value-type="float" office:value="675.675675675676" calcext:value-type="float">
            <text:p>676</text:p>
          </table:table-cell>
        </table:table-row>
        <table:table-row table:style-name="ro1">
          <table:table-cell/>
          <table:covered-table-cell table:style-name="ce2"/>
          <table:table-cell office:value-type="string" calcext:value-type="string">
            <text:p>A#</text:p>
          </table:table-cell>
          <table:table-cell table:formula="of:=(1/[.D9])*1000000" office:value-type="float" office:value="2557.54475703325" calcext:value-type="float">
            <text:p>2,558</text:p>
          </table:table-cell>
          <table:table-cell table:formula="of:=(1/[.E9])*1000000" office:value-type="float" office:value="1278.77237851662" calcext:value-type="float">
            <text:p>1,279</text:p>
          </table:table-cell>
          <table:table-cell table:style-name="ce10" table:formula="of:=(1/[.F9])*1000000" office:value-type="float" office:value="639.386189258312" calcext:value-type="float">
            <text:p>639</text:p>
          </table:table-cell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B</text:p>
          </table:table-cell>
          <table:table-cell table:style-name="ce8" table:formula="of:=(1/[.D10])*1000000" office:value-type="float" office:value="2409.63855421687" calcext:value-type="float">
            <text:p>2,410</text:p>
          </table:table-cell>
          <table:table-cell table:style-name="ce8" table:formula="of:=(1/[.E10])*1000000" office:value-type="float" office:value="1204.81927710843" calcext:value-type="float">
            <text:p>1,205</text:p>
          </table:table-cell>
          <table:table-cell table:style-name="ce11" table:formula="of:=(1/[.F10])*1000000" office:value-type="float" office:value="602.409638554217" calcext:value-type="float">
            <text:p>60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8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0:25:35.648309396</meta:creation-date>
    <dc:date>2018-08-25T12:56:09.218610326</dc:date>
    <meta:editing-duration>PT58M17S</meta:editing-duration>
    <meta:editing-cycles>4</meta:editing-cycles>
    <meta:generator>LibreOffice/6.0.3.2$Linux_X86_64 LibreOffice_project/00m0$Build-2</meta:generator>
    <meta:document-statistic meta:table-count="1" meta:cell-count="102" meta:object-count="0"/>
  </office:meta>
</office:document-meta>
</file>